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dbff2d" officeooo:paragraph-rsid="00dbff2d"/>
    </style:style>
    <style:style style:name="P2" style:family="paragraph" style:parent-style-name="Normal1">
      <style:paragraph-properties fo:margin-top="0.212cm" fo:margin-bottom="0.212cm" style:contextual-spacing="false"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3" style:family="paragraph" style:parent-style-name="Обычный1">
      <style:paragraph-properties fo:line-height="115%"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4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5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6" style:family="paragraph" style:parent-style-name="Standard">
      <style:paragraph-properties fo:margin-left="7.504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7" style:family="paragraph" style:parent-style-name="Standard">
      <style:paragraph-properties fo:margin-left="7.493cm" fo:line-height="115%" fo:text-align="end" style:justify-single-word="false" fo:text-indent="1.249cm" style:auto-text-indent="false"/>
      <style:text-properties style:font-name="Times New Roman" fo:font-size="14pt" fo:language="uk" fo:country="UA" officeooo:paragraph-rsid="00306942" style:font-size-asian="14pt" style:font-size-complex="14pt"/>
    </style:style>
    <style:style style:name="P8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0ebb25b" style:font-size-asian="14pt" style:font-size-complex="14pt"/>
    </style:style>
    <style:style style:name="P9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officeooo:paragraph-rsid="01c3e446" style:font-size-asian="14pt" style:font-size-complex="14pt"/>
    </style:style>
    <style:style style:name="P10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fo:language="uk" fo:country="UA" style:text-underline-style="solid" style:text-underline-width="auto" style:text-underline-color="font-color" officeooo:rsid="00324925" officeooo:paragraph-rsid="01c3e446" fo:background-color="transparent" style:font-size-asian="14pt" style:font-size-complex="14pt"/>
    </style:style>
    <style:style style:name="P11" style:family="paragraph" style:parent-style-name="Standard">
      <style:paragraph-properties fo:margin-left="5.251cm" fo:line-height="115%" fo:text-align="end" style:justify-single-word="false" fo:text-indent="1.251cm" style:auto-text-indent="false"/>
      <style:text-properties style:font-name="Times New Roman" fo:font-size="14pt" officeooo:paragraph-rsid="00306942" style:font-size-asian="14pt" style:font-size-complex="14pt"/>
    </style:style>
    <style:style style:name="P1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fo:language="uk" fo:country="UA" officeooo:paragraph-rsid="00306942" style:font-size-asian="8pt" style:font-size-complex="8pt"/>
    </style:style>
    <style:style style:name="P13" style:family="paragraph" style:parent-style-name="Standard">
      <style:paragraph-properties fo:line-height="115%" fo:text-align="center" style:justify-single-word="false" fo:text-indent="0cm" style:auto-text-indent="false"/>
      <style:text-properties style:font-name="Times New Roman" fo:font-size="18pt" fo:language="uk" fo:country="UA" fo:font-weight="bold" officeooo:paragraph-rsid="00306942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center" style:justify-single-word="false" fo:text-indent="0cm" style:auto-text-indent="false"/>
    </style:style>
    <style:style style:name="P15" style:family="paragraph" style:parent-style-name="Text_20_body">
      <style:paragraph-properties fo:text-indent="0cm" style:auto-text-indent="false"/>
    </style:style>
    <style:style style:name="P16" style:family="paragraph" style:parent-style-name="Text_20_body">
      <style:paragraph-properties fo:break-before="page"/>
      <style:text-properties officeooo:rsid="02079259" officeooo:paragraph-rsid="02079259"/>
    </style:style>
    <style:style style:name="P17" style:family="paragraph" style:parent-style-name="Text_20_body">
      <style:text-properties officeooo:rsid="0208dde0" officeooo:paragraph-rsid="0208dde0"/>
    </style:style>
    <style:style style:name="P18" style:family="paragraph" style:parent-style-name="Text_20_body">
      <style:text-properties officeooo:rsid="020aa49c" officeooo:paragraph-rsid="020aa49c"/>
    </style:style>
    <style:style style:name="P19" style:family="paragraph" style:parent-style-name="Text_20_body">
      <style:paragraph-properties fo:text-indent="0cm" style:auto-text-indent="false"/>
      <style:text-properties officeooo:rsid="020aa49c" officeooo:paragraph-rsid="020aa49c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/>
      <style:text-properties officeooo:rsid="020c5c21" officeooo:paragraph-rsid="020c5c21"/>
    </style:style>
    <style:style style:name="P21" style:family="paragraph" style:parent-style-name="Обычный1" style:master-page-name="Титульна_20_сторінка">
      <style:paragraph-properties fo:margin-top="0.212cm" fo:margin-bottom="0.212cm" style:contextual-spacing="false" fo:line-height="115%" fo:text-align="center" style:justify-single-word="false" style:page-number="0"/>
      <style:text-properties style:font-name="Times New Roman" fo:font-size="14pt" officeooo:paragraph-rsid="00306942" style:font-size-asian="14pt" style:font-size-complex="14pt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8pt" officeooo:paragraph-rsid="00306942" style:font-size-asian="7pt" style:font-size-complex="8pt"/>
    </style:style>
    <style:style style:name="P23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306942" style:font-size-asian="14pt" style:font-size-complex="14pt"/>
    </style:style>
    <style:style style:name="P24" style:family="paragraph" style:parent-style-name="Standard">
      <style:paragraph-properties fo:text-align="center" style:justify-single-word="false" fo:text-indent="0cm" style:auto-text-indent="false"/>
      <style:text-properties style:font-name="Times New Roman" fo:font-size="14pt" officeooo:paragraph-rsid="00ec33f3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306942" style:font-size-asian="14pt" style:font-size-complex="14pt"/>
    </style:style>
    <style:style style:name="P26" style:family="paragraph" style:parent-style-name="Text_20_body" style:list-style-name="Numbering_20_123">
      <style:text-properties officeooo:rsid="0208dde0" officeooo:paragraph-rsid="0208dde0"/>
    </style:style>
    <style:style style:name="P27" style:family="paragraph" style:parent-style-name="Text_20_body" style:list-style-name="Numbering_20_abc">
      <style:text-properties officeooo:rsid="020ee08e" officeooo:paragraph-rsid="020ee08e"/>
    </style:style>
    <style:style style:name="P28" style:family="paragraph" style:parent-style-name="Text_20_body" style:list-style-name="Numbering_20_123">
      <style:text-properties officeooo:rsid="020a2be8" officeooo:paragraph-rsid="020a2be8"/>
    </style:style>
    <style:style style:name="P29" style:family="paragraph" style:parent-style-name="Text_20_body" style:list-style-name="Numbering_20_123">
      <style:text-properties officeooo:rsid="020aa49c" officeooo:paragraph-rsid="020aa49c"/>
    </style:style>
    <style:style style:name="P30" style:family="paragraph" style:parent-style-name="Text_20_body" style:list-style-name="Numbering_20_123">
      <style:text-properties officeooo:rsid="020aa49c" officeooo:paragraph-rsid="021a187d"/>
    </style:style>
    <style:style style:name="P31" style:family="paragraph" style:parent-style-name="Text_20_body">
      <style:paragraph-properties fo:text-indent="0cm" style:auto-text-indent="false"/>
      <style:text-properties officeooo:rsid="020aa49c" officeooo:paragraph-rsid="020aa49c"/>
    </style:style>
    <style:style style:name="P32" style:family="paragraph" style:parent-style-name="Text_20_body">
      <style:paragraph-properties fo:text-indent="0cm" style:auto-text-indent="false"/>
      <style:text-properties officeooo:rsid="020aa49c" officeooo:paragraph-rsid="021a187d"/>
    </style:style>
    <style:style style:name="P33" style:family="paragraph" style:parent-style-name="Text_20_body" style:list-style-name="Numbering_20_123">
      <style:text-properties officeooo:rsid="021a187d" officeooo:paragraph-rsid="021a187d"/>
    </style:style>
    <style:style style:name="P34" style:family="paragraph" style:parent-style-name="Text_20_body">
      <style:paragraph-properties fo:text-indent="0cm" style:auto-text-indent="false"/>
      <style:text-properties officeooo:rsid="021a187d" officeooo:paragraph-rsid="021a187d"/>
    </style:style>
    <style:style style:name="P35" style:family="paragraph" style:parent-style-name="Text_20_body" style:list-style-name="Numbering_20_123">
      <style:text-properties officeooo:rsid="021ae628" officeooo:paragraph-rsid="021ae628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 officeooo:rsid="00eaf18b"/>
    </style:style>
    <style:style style:name="T2" style:family="text">
      <style:text-properties style:text-underline-style="solid" style:text-underline-width="auto" style:text-underline-color="font-color" officeooo:rsid="00ebb25b"/>
    </style:style>
    <style:style style:name="T3" style:family="text">
      <style:text-properties fo:language="uk" fo:country="UA"/>
    </style:style>
    <style:style style:name="T4" style:family="text">
      <style:text-properties fo:language="uk" fo:country="UA" fo:background-color="#ffff00" loext:char-shading-value="0"/>
    </style:style>
    <style:style style:name="T5" style:family="text">
      <style:text-properties fo:language="uk" fo:country="UA" style:font-weight-complex="bold"/>
    </style:style>
    <style:style style:name="T6" style:family="text">
      <style:text-properties fo:language="uk" fo:country="UA" style:text-underline-style="solid" style:text-underline-width="auto" style:text-underline-color="font-color" officeooo:rsid="00e95ff4"/>
    </style:style>
    <style:style style:name="T7" style:family="text">
      <style:text-properties fo:language="uk" fo:country="UA" style:text-underline-style="solid" style:text-underline-width="auto" style:text-underline-color="font-color" officeooo:rsid="014dc9d1"/>
    </style:style>
    <style:style style:name="T8" style:family="text">
      <style:text-properties fo:language="uk" fo:country="UA" officeooo:rsid="00ec33f3"/>
    </style:style>
    <style:style style:name="T9" style:family="text">
      <style:text-properties fo:language="uk" fo:country="UA" officeooo:rsid="01105c51"/>
    </style:style>
    <style:style style:name="T10" style:family="text">
      <style:text-properties fo:font-size="12pt" fo:language="uk" fo:country="UA" style:text-underline-style="solid" style:text-underline-width="auto" style:text-underline-color="font-color" officeooo:rsid="00c41aba" style:font-name-asian="Times New Roman1" style:font-size-asian="12pt" style:language-asian="ru" style:country-asian="RU" style:font-name-complex="Times New Roman1" style:font-size-complex="10pt"/>
    </style:style>
    <style:style style:name="T11" style:family="text">
      <style:text-properties fo:font-size="12pt" fo:language="uk" fo:country="UA" style:text-underline-style="solid" style:text-underline-width="auto" style:text-underline-color="font-color" officeooo:rsid="004b12e2" style:font-name-asian="Times New Roman1" style:font-size-asian="12pt" style:language-asian="ru" style:country-asian="RU" style:font-name-complex="Times New Roman1" style:font-size-complex="10pt"/>
    </style:style>
    <style:style style:name="T12" style:family="text">
      <style:text-properties style:text-underline-style="none" officeooo:rsid="00ebb25b"/>
    </style:style>
    <style:style style:name="T13" style:family="text">
      <style:text-properties style:text-underline-style="none" officeooo:rsid="01c2554f"/>
    </style:style>
    <style:style style:name="T14" style:family="text">
      <style:text-properties style:text-underline-style="none" officeooo:rsid="01c3e446"/>
    </style:style>
    <style:style style:name="T15" style:family="text">
      <style:text-properties officeooo:rsid="0208dde0"/>
    </style:style>
    <style:style style:name="T16" style:family="text">
      <style:text-properties officeooo:rsid="020e2a68"/>
    </style:style>
    <style:style style:name="T17" style:family="text">
      <style:text-properties officeooo:rsid="0216ecc4"/>
    </style:style>
    <style:style style:name="T18" style:family="text">
      <style:text-properties officeooo:rsid="021a187d"/>
    </style:style>
    <style:style style:name="T19" style:family="text">
      <style:text-properties officeooo:rsid="021ae628"/>
    </style:style>
    <style:style style:name="gr1" style:family="graphic">
      <style:graphic-properties draw:stroke="none" svg:stroke-width="0.071cm" svg:stroke-linecap="butt" draw:fill="solid" draw:fill-color="#ffffff" draw:textarea-vertical-align="top" draw:auto-grow-height="false" fo:min-height="0.704cm" fo:min-width="0.538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custom-shape text:anchor-type="char" draw:z-index="0" draw:name="Прямоугольник 1" draw:style-name="gr1" draw:text-style-name="P36" svg:width="1.038cm" svg:height="0.953cm" svg:x="16.528cm" svg:y="-1.2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МІНІСТЕРСТВО ОСВІТИ І НАУКИ УКРАЇНИ</text:span></text:p>
      <text:p text:style-name="P2">НАЦІОНАЛЬНИЙ ТЕХНІЧНИЙ УНІВЕРСИТЕТ УКРАЇНИ </text:p>
      <text:p text:style-name="P2">КИЇВСЬКИЙ ПОЛІТЕХНІЧНИЙ ІНСТИТУТ ім. І. Сікорського</text:p>
      <text:p text:style-name="P3"/>
      <text:p text:style-name="P3">Кафедра</text:p>
      <text:p text:style-name="P3">інформатики та програмної інженерії</text:p>
      <text:p text:style-name="P4">(повна назва кафедри, циклової комісії)</text:p>
      <text:p text:style-name="P4"/>
      <text:p text:style-name="P13">КУРСОВА РОБОТА</text:p>
      <text:p text:style-name="P22" loext:marker-style-name="T3"><text:span text:style-name="T3"/></text:p>
      <text:p text:style-name="P23" loext:marker-style-name="T3"><text:span text:style-name="T3">з ________________</text:span><text:span text:style-name="T9">__</text:span><text:span text:style-name="T3">_</text:span><text:span text:style-name="T6">Основи програмування</text:span><text:span text:style-name="T3">____</text:span><text:span text:style-name="T9">_</text:span><text:span text:style-name="T3">_</text:span><text:span text:style-name="T9">_</text:span><text:span text:style-name="T3">_____________</text:span></text:p>
      <text:p text:style-name="P12">(назва дисципліни)</text:p>
      <text:p text:style-name="P24" loext:marker-style-name="T3"><text:span text:style-name="T3">на тему:__</text:span><text:span text:style-name="T10">Р</text:span><text:span text:style-name="T11">озв'язання СЛАР точними методами</text:span><text:span text:style-name="T3">__</text:span><text:span text:style-name="T8">_</text:span><text:span text:style-name="T3">_____________________</text:span></text:p>
      <text:p text:style-name="P23" loext:marker-style-name="T3"><text:span text:style-name="T3">____________________________________________________________</text:span></text:p>
      <text:p text:style-name="P25" loext:marker-style-name="T3"/>
      <text:p text:style-name="P5">Студента (ки, ів) __<text:span text:style-name="T1">1</text:span>__ курсу, групи _<text:span text:style-name="T1">ІП-35</text:span>_ </text:p>
      <text:p text:style-name="P10"><text:span text:style-name="T14">___</text:span>Адаменко Арсен Богданович<text:span text:style-name="T14">___________</text:span></text:p>
      <text:p text:style-name="P11"><text:span text:style-name="T4"/></text:p>
      <text:p text:style-name="P11"><text:span text:style-name="T3">Спеціальності 121 «</text:span><text:span text:style-name="T5">Інженерія програмного забезпечення</text:span><text:span text:style-name="T3">»</text:span></text:p>
      <text:p text:style-name="P7"><text:s/></text:p>
      <text:p text:style-name="P8">Керівник</text:p>
      <text:p text:style-name="P9"><text:span text:style-name="T13">___</text:span><text:span text:style-name="T2">ст. викладач,</text:span><text:span text:style-name="T13">_</text:span><text:span text:style-name="T12">Головченко</text:span><text:span text:style-name="T2"> М.М</text:span>_<text:span text:style-name="T13">_______</text:span><text:span text:style-name="T12">_</text:span></text:p>
      <text:p text:style-name="P6">(посада, вчене звання, науковий ступінь, прізвище та ініціали)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3">Київ- 202</text:span><text:span text:style-name="T7">4</text:span><text:span text:style-name="T3"> рік</text:span></text:p>
      <text:p text:style-name="P16">Завдання: створити програмне забезпечення для вирішення систем лінійних рівнянь різними точними методами та їх виведення <text:span text:style-name="T16">різними методами</text:span>. Програмне забезпечення має мати графічний інтерфейс для взаємодії з користувачем.</text:p>
      <text:p text:style-name="P20">Проблема, яку вирішує програмне <text:span text:style-name="T15">забезпечення: </text:span>можливість отримання розв’язку систем лінійних рівнянь кількома різними точними методами вирішення СЛАР<text:span text:style-name="T15">.</text:span></text:p>
      <text:p text:style-name="P17">Функціональність програмного забезпечення:</text:p>
      <text:list xml:id="list3972109081" text:style-name="Numbering_20_123">
        <text:list-item>
          <text:p text:style-name="P26">можливість задавати розмірність системи лінійних рівнянь.</text:p>
        </text:list-item>
        <text:list-item>
          <text:p text:style-name="P26">Можливість поелентного заповення форми створеної системи рівнянь.</text:p>
        </text:list-item>
        <text:list-item>
          <text:p text:style-name="P26">Можливість обрати один з методів вирішення введеної СЛАР:</text:p>
        </text:list-item>
      </text:list>
      <text:list text:style-name="Numbering_20_abc">
        <text:list-item>
          <text:list>
            <text:list-item>
              <text:p text:style-name="P27">LUP-метод</text:p>
            </text:list-item>
            <text:list-item>
              <text:p text:style-name="P27">Метод Гауса-Холецького</text:p>
            </text:list-item>
            <text:list-item>
              <text:p text:style-name="P27">Метод обертання</text:p>
            </text:list-item>
          </text:list>
        </text:list-item>
      </text:list>
      <text:list text:continue-list="list3972109081" text:style-name="Numbering_20_123">
        <text:list-item>
          <text:p text:style-name="P26">Можливість запустити процес вирішення введеної СЛАР користувачем.</text:p>
        </text:list-item>
        <text:list-item>
          <text:p text:style-name="P26">Можливість отримати рішення введеної СЛАР, якщо її можна вирішити встановленим методом.</text:p>
        </text:list-item>
        <text:list-item>
          <text:p text:style-name="P26">Можливість отримати рішення СЛАР у графічному вигляді, якщо кількість рівнянь рівна 2, а також можливість вивести рішення СЛАР до текстового файлу.</text:p>
        </text:list-item>
        <text:list-item>
          <text:p text:style-name="P28">Можливість отримати повідомлення про некоректні дії користувача та їх зміст або про неможливість зробити певні операції.</text:p>
        </text:list-item>
      </text:list>
      <text:p text:style-name="P17">UML діаграма класів програмного продукту:</text:p>
      <text:p text:style-name="P19"/>
      <text:p text:style-name="P18">Результати роботи програмного забезпечення:</text:p>
      <text:list text:continue-numbering="true" text:style-name="Numbering_20_123">
        <text:list-item text:start-value="1">
          <text:p text:style-name="P29">Створення нової форми введення СЛАР:</text:p>
        </text:list-item>
      </text:list>
      <text:p text:style-name="P19"/>
      <text:list text:continue-numbering="true" text:style-name="Numbering_20_123">
        <text:list-item>
          <text:p text:style-name="P29">Поелементне заповнення форми СЛАР:</text:p>
        </text:list-item>
      </text:list>
      <text:p text:style-name="P19"/>
      <text:list text:continue-numbering="true" text:style-name="Numbering_20_123">
        <text:list-item>
          <text:p text:style-name="P29">Обирання методу вирішення СЛАР:</text:p>
        </text:list-item>
      </text:list>
      <text:p text:style-name="P19"><text:soft-page-break/></text:p>
      <text:list text:continue-numbering="true" text:style-name="Numbering_20_123">
        <text:list-item>
          <text:p text:style-name="P29"><text:span text:style-name="T17">Таблиця</text:span> розв’язків СЛАР:</text:p>
        </text:list-item>
      </text:list>
      <text:p text:style-name="P19"/>
      <text:list text:continue-numbering="true" text:style-name="Numbering_20_123">
        <text:list-item>
          <text:p text:style-name="P29">Графічна репрезентація вирішення СЛАР:</text:p>
        </text:list-item>
      </text:list>
      <text:p text:style-name="P19"/>
      <text:list text:continue-numbering="true" text:style-name="Numbering_20_123">
        <text:list-item>
          <text:p text:style-name="P29">Введення назви текстового файлу для виведення рішення СЛАР:</text:p>
        </text:list-item>
      </text:list>
      <text:p text:style-name="P19"/>
      <text:list text:continue-numbering="true" text:style-name="Numbering_20_123">
        <text:list-item>
          <text:p text:style-name="P29">Зміст рішення СЛАР у створеному текстовому файлі:</text:p>
        </text:list-item>
      </text:list>
      <text:p text:style-name="P19"/>
      <text:list text:continue-numbering="true" text:style-name="Numbering_20_123">
        <text:list-item>
          <text:p text:style-name="P30"><text:span text:style-name="T18">З додаткового функціоналу є можливість дозаповнити форму СЛАР</text:span> <text:span text:style-name="T18">нулями:</text:span></text:p>
        </text:list-item>
      </text:list>
      <text:p text:style-name="P32"/>
      <text:list text:continue-numbering="true" text:style-name="Numbering_20_123">
        <text:list-item>
          <text:p text:style-name="P33">Також можна пусті клітинки форми СЛАР дозаповнити випадковиим числами:</text:p>
        </text:list-item>
      </text:list>
      <text:p text:style-name="P34"/>
      <text:list text:continue-numbering="true" text:style-name="Numbering_20_123">
        <text:list-item>
          <text:p text:style-name="P33">Є можливість очистити форму СЛАР повністю він змісту вхідних полів. <text:span text:style-name="T19">Результат до очистки:</text:span></text:p>
        </text:list-item>
      </text:list>
      <text:p text:style-name="P34"/>
      <text:list text:continue-numbering="true" text:style-name="Numbering_20_123">
        <text:list-item>
          <text:p text:style-name="P35">Після очистки:</text:p>
        </text:list-item>
      </text:list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96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847cm" fo:margin-bottom="0cm" style:contextual-spacing="false" fo:text-align="center" style:justify-single-word="false" fo:keep-together="always" style:page-number="auto" fo:keep-with-next="always">
        <style:tab-stops/>
      </style:paragraph-properties>
      <style:text-properties fo:text-transform="uppercase" fo:color="#000000" loext:opacity="100%" style:font-name="Times New Roman2" fo:font-family="'Times New Roman'" style:font-style-name="Жирный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Вступление-Приложение" style:family="paragraph" style:parent-style-name="Heading_20_1" style:nex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text-transform="uppercase" fo:color="#000000" loext:opacity="100%" style:font-name="Times New Roman" fo:font-family="'Times New Roman'" style:font-family-generic="roman" style:font-pitch="variable"/>
    </style:style>
    <style:style style:name="Normal1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Обычный1" style:family="paragraph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-0.501cm" fo:margin-right="-1.425cm" fo:line-height="100%" fo:text-align="start" style:justify-single-word="false" fo:text-indent="0cm" style:auto-text-indent="false"/>
      <style:text-properties fo:font-size="12pt" fo:language="uk" fo:country="UA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ffffff"/>
      <style:paragraph-properties fo:margin-top="3.341cm" fo:margin-bottom="0cm" style:contextual-spacing="false" fo:line-height="0.723cm" fo:text-align="center" style:justify-single-word="false" fo:orphans="0" fo:widows="0" fo:text-indent="0cm" style:auto-text-indent="false" fo:background-color="#ffffff"/>
      <style:text-properties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cm" fo:margin-bottom="0.176cm" style:contextual-spacing="false" fo:line-height="150%" style:page-number="auto">
        <style:tab-stops>
          <style:tab-stop style:position="1.016cm"/>
          <style:tab-stop style:position="17.018cm" style:type="right" style:leader-style="dotted" style:leader-text="."/>
        </style:tab-stops>
      </style:paragraph-properties>
      <style:text-properties fo:text-transform="uppercase" style:font-name="Times New Roman3" fo:font-family="'Times New Roman'" style:font-style-name="Обычный" style:font-family-generic="roman" style:font-pitch="variable" fo:font-size="14pt" style:font-weight-asian="normal"/>
    </style:style>
    <style:style style:name="Содержание" style:family="paragraph" style:parent-style-name="Standard" style:next-style-name="Standard">
      <style:paragraph-properties fo:text-align="center" style:justify-single-word="false" fo:keep-together="always" fo:text-indent="0cm" style:auto-text-indent="false" fo:break-before="page" fo:keep-with-next="always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83cm" fo:margin-top="0cm" fo:margin-bottom="0.176cm" style:contextual-spacing="false" fo:line-height="150%"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false" fo:line-height="150%">
        <style:tab-stops>
          <style:tab-stop style:position="1.524cm"/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style:font-weight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ВСТУП" style:family="paragraph" style:parent-style-name="Standard" style:default-outline-level="1" style:list-style-name="">
      <style:paragraph-properties fo:margin-top="0.423cm" fo:margin-bottom="0.212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Unifont" style:font-family-asian="Unifont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WWNum1" style:class="text" style:master-page-name="">
      <style:paragraph-properties fo:margin-left="0cm" fo:margin-top="0.247cm" fo:margin-bottom="0.212cm" style:contextual-spacing="false" fo:text-indent="1.295cm" style:auto-text-indent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353cm" fo:margin-bottom="0cm" style:contextual-spacing="false" fo:keep-together="always" fo:keep-with-next="always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4pt" style:font-name-asian="Unifont" style:font-family-asian="Unifont" style:font-family-generic-asian="system" style:font-pitch-asian="variable" style:font-name-complex="FreeSans1" style:font-family-complex="FreeSans" style:font-family-generic-complex="system" style:font-pitch-complex="variable" style:font-size-complex="13pt" style:font-weight-complex="bold"/>
    </style:style>
    <style:style style:name="Table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Список_20_123" style:display-name="Список 123" style:family="paragraph" style:parent-style-name="Numbering_20_1" style:master-page-name="">
      <style:paragraph-properties style:page-number="auto">
        <style:tab-stops/>
      </style:paragraph-properties>
    </style:style>
    <style:style style:name="Текст_20_програмного_20_коду" style:display-name="Текст програмного коду" style:family="paragraph" style:parent-style-name="Text_20_body">
      <style:paragraph-properties fo:text-indent="0cm" style:auto-text-indent="false"/>
      <style:text-properties style:font-name="Courier New" fo:font-family="'Courier New'" style:font-family-generic="modern" style:font-pitch="fixed" fo:font-size="9pt" style:font-size-asian="11pt" style:font-weight-asian="normal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2.037cm" fo:margin-left="2.03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2.037cm" fo:margin-left="3.288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2.037cm" fo:margin-left="4.538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2.037cm" fo:margin-left="5.78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2.037cm" fo:margin-left="7.04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dbff2d" officeooo:paragraph-rsid="00dbff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Титульна_20_сторінка" style:display-name="Титульна сторінка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8:33:48.197346426</meta:creation-date>
    <dc:date>2024-05-31T10:32:50.110852518</dc:date>
    <meta:editing-duration>P5DT3H41M34S</meta:editing-duration>
    <meta:editing-cycles>438</meta:editing-cycles>
    <meta:generator>LibreOffice/7.6.7.2$Linux_X86_64 LibreOffice_project/60$Build-2</meta:generator>
    <meta:document-statistic meta:table-count="0" meta:image-count="0" meta:object-count="0" meta:page-count="3" meta:paragraph-count="46" meta:word-count="295" meta:character-count="2392" meta:non-whitespace-character-count="2159"/>
  </office:meta>
</office:document-meta>
</file>